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0fc3"/>
    </style:style>
    <style:style style:name="T1" style:family="text">
      <style:text-properties fo:color="#2a6099"/>
    </style:style>
    <style:style style:name="T2" style:family="text">
      <style:text-properties fo:color="#2a6099" style:text-underline-style="solid" style:text-underline-width="auto" style:text-underline-color="font-color"/>
    </style:style>
    <style:style style:name="T3" style:family="text">
      <style:text-properties fo:color="#355269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127.0.0.1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A.*,CT.* FROM contratos CT /*WHERE CT.clientes_cif=C.cif*/ </text:span><text:a xlink:type="simple" xlink:href="https://127.0.0.1/phpmyadmin/url.php?url=https://dev.mysql.com/doc/refman/5.5/en/string-functions.html#function_right" office:target-frame-name="mysql_doc" xlink:show="replace" text:style-name="Internet_20_link" text:visited-style-name="Visited_20_Internet_20_Link"><text:span text:style-name="Source_20_Text">RIGHT</text:span></text:a><text:span text:style-name="Source_20_Text"> JOIN clientes A ON A.cif=CT.clientes_cif </text:span></text:p>
      <text:p text:style-name="Standard"/>
      <text:p text:style-name="Standard"><text:a xlink:type="simple" xlink:href="https://127.0.0.1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A.*,CT.* FROM contratos CT /*WHERE CT.clientes_cif=C.cif*/ </text:span><text:a xlink:type="simple" xlink:href="https://127.0.0.1/phpmyadmin/url.php?url=https://dev.mysql.com/doc/refman/5.5/en/string-functions.html#function_left" office:target-frame-name="mysql_doc" xlink:show="replace" text:style-name="Internet_20_link" text:visited-style-name="Visited_20_Internet_20_Link"><text:span text:style-name="Source_20_Text">LEFT</text:span></text:a><text:span text:style-name="Source_20_Text"> JOIN clientes A ON A.cif=CT.clientes_cif </text:span></text:p>
      <text:p text:style-name="Standard"/>
      <text:p text:style-name="P1"><text:a xlink:type="simple" xlink:href="https://127.0.0.1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A.*,CT.* FROM contratos CT /*WHERE CT.clientes_cif=C.cif*/ </text:span><text:a xlink:type="simple" xlink:href="https://127.0.0.1/phpmyadmin/url.php?url=https://dev.mysql.com/doc/refman/5.5/en/string-functions.html#function_left" office:target-frame-name="mysql_doc" xlink:show="replace" text:style-name="Internet_20_link" text:visited-style-name="Visited_20_Internet_20_Link"><text:span text:style-name="Source_20_Text">LEFT</text:span></text:a><text:span text:style-name="Source_20_Text"> JOIN clientes A ON A.cif=CT.clientes_cif </text:span></text:p>
      <text:p text:style-name="P1"><text:span text:style-name="Source_20_Text"><text:span text:style-name="T3">WHERE</text:span></text:span><text:span text:style-name="Source_20_Text"> razon_social </text:span><text:a xlink:type="simple" xlink:href="https://127.0.0.1/phpmyadmin/url.php?url=https://dev.mysql.com/doc/refman/5.5/en/string-comparison-functions.html#operator_like" office:target-frame-name="mysql_doc" xlink:show="replace" text:style-name="Internet_20_link" text:visited-style-name="Visited_20_Internet_20_Link"><text:span text:style-name="Source_20_Text">LIKE</text:span></text:a><text:span text:style-name="Source_20_Text"> "%S.A." 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20:04:16.353806514</meta:creation-date>
    <dc:date>2021-03-24T20:27:50.731579630</dc:date>
    <meta:editing-duration>PT1H59M49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4" meta:word-count="43" meta:character-count="369" meta:non-whitespace-character-count="326"/>
  </office:meta>
</office:document-meta>
</file>